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master-page-name="Standard">
      <style:paragraph-properties fo:margin-left="1.5in" fo:margin-right="0in" fo:margin-top="0in" fo:margin-bottom="0in" loext:contextual-spacing="false" fo:text-indent="1.0626in" style:auto-text-indent="false" style:page-number="1"/>
    </style:style>
    <style:style style:name="P2" style:family="paragraph" style:parent-style-name="Standard">
      <style:paragraph-properties fo:margin-left="0.5in" fo:margin-right="0in" fo:margin-top="0in" fo:margin-bottom="0in" loext:contextual-spacing="false" fo:text-indent="1.0626in" style:auto-text-indent="false"/>
    </style:style>
    <style:style style:name="P3" style:family="paragraph" style:parent-style-name="Standard">
      <style:paragraph-properties fo:margin-left="0in" fo:margin-right="0in" fo:margin-top="0in" fo:margin-bottom="0in" loext:contextual-spacing="false" fo:text-indent="1.0626in" style:auto-text-indent="false"/>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Standard" style:list-style-name="WWNum2">
      <style:paragraph-properties fo:margin-left="0.5in" fo:margin-right="0in" fo:margin-top="0in" fo:margin-bottom="0in" loext:contextual-spacing="true" fo:text-indent="-0.25in" style:auto-text-indent="false"/>
    </style:style>
    <style:style style:name="P7" style:family="paragraph" style:parent-style-name="Standard">
      <style:paragraph-properties fo:margin-top="0in" fo:margin-bottom="0in" loext:contextual-spacing="false"/>
    </style:style>
    <style:style style:name="T1" style:family="text">
      <style:text-properties fo:font-size="18pt" fo:font-weight="bold" style:font-size-asian="18pt" style:font-weight-asian="bold" style:font-size-complex="18pt"/>
    </style:style>
    <style:style style:name="T2" style:family="text">
      <style:text-properties fo:font-style="italic" fo:font-weight="bold" style:font-style-asian="italic" style:font-weight-asian="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fo:font-weight="bold" style:font-weight-asian="bold"/>
    </style:style>
    <style:style style:name="T6"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pproach 4</text:span></text:p>
      <text:p text:style-name="P2"><text:span text:style-name="T2">(Last approach followed and implemented)</text:span></text:p>
      <text:p text:style-name="P3"><text:line-break/><text:span text:style-name="T4">RDBMS source Data replication to hadoop</text:span><text:span text:style-name="T3"><text:line-break/></text:span><text:span text:style-name="T5">Full load:-</text:span><text:line-break/>1.) Attunity creates a directory in HDFS with table name under configured path and moves the full load data when the attunity task is executed.<text:line-break/>2.) The data exist in HDFS directory as csv file.<text:line-break/>3.) The hive external table is also created by attunity with the name same as RDBMS source table name. The location for this table is the directory created by attunity.</text:p>
      <text:p text:style-name="P4"><text:span text:style-name="T5">Custom Implementation Details:-</text:span></text:p>
      <text:list xml:id="list4931859861985762619" text:style-name="WWNum1">
        <text:list-item>
          <text:p text:style-name="P5">New table is created in target database by sourcing from the hive source table.</text:p>
        </text:list-item>
        <text:list-item>
          <text:p text:style-name="P5">New directory is created with table name under the archive folder in hdfs.</text:p>
        </text:list-item>
      </text:list>
      <text:p text:style-name="P7">4.) After executing our custom code, the target database table will have same data as the RDBMS source and hive source.</text:p>
      <text:p text:style-name="P4"><text:line-break/><text:span text:style-name="T5">Incremental load:-</text:span><text:line-break/>1.) Attunity creates a directory in HDFS with table name appended with __ct, under configured path and moves the new data changes when the attunity task is executed.<text:line-break/>2.) These new changes are stored as csv file in HDFS. The file includes 7 extra fields for keeping track of the last updated time, operation performed etc.<text:line-break/>3.) The hive external table is also created by attunity with the name same as RDBMS source table name but appended with __ct. The location for this table is the directory created by attunity.</text:p>
      <text:p text:style-name="P4"><text:span text:style-name="T5">Custom Implementation Details:-</text:span></text:p>
      <text:list xml:id="list6475225298762234774" text:style-name="WWNum2">
        <text:list-item>
          <text:p text:style-name="P6">Firstly, we check if the new file exists in the HDFS directory configured for new changes. If it exist, we continue with below steps else we ignore the incremental operation as no new changes exists.</text:p>
        </text:list-item>
        <text:list-item>
          <text:p text:style-name="P6">The target table data is combined with the above external table and finally the updated record is identified by performing windowing Rank operation.</text:p>
        </text:list-item>
        <text:list-item>
          <text:p text:style-name="P6">The identified records, i,e result is stored in stage table and later renamed to final target table. This is to reduce the downtime for end users using the target table.</text:p>
        </text:list-item>
        <text:list-item>
          <text:p text:style-name="P6">Lastly, the csv file is moved to archive directory in HDFS. This is to avoid the extra overhead of combining the data with already unioned data. We still hold the files in archive directory, so as to keep track of the data changes.</text:p>
        </text:list-item>
      </text:list>
      <text:p text:style-name="P7">4.) After executing our custom code, the target database table will have only up-to-date data.<text:line-break/><text:line-break/><text:span text:style-name="T4">GreenPlum source Data replication to hadoop:-</text:span><text:span text:style-name="T5"><text:line-break/></text:span>As there is no support for attunity, the custom code is written to move the data from greenplum tables to hdfs.<text:line-break/>Thereafter, the steps remains the same as RDBMS data replication for both full and incremental 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421" meta:character-count="2439" meta:non-whitespace-character-count="2035"/>
    <meta:generator>LibreOfficeDev/5.1.0.3$Linux_X86_64 LibreOffice_project/</meta:generator>
  </office:meta>
</office:document-meta>
</file>